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034d"/>
    </style:style>
    <style:style style:name="P2" style:family="paragraph" style:parent-style-name="Standard">
      <style:text-properties officeooo:rsid="001f034d" officeooo:paragraph-rsid="001f034d"/>
    </style:style>
    <style:style style:name="P3" style:family="paragraph" style:parent-style-name="Standard">
      <style:text-properties officeooo:paragraph-rsid="0020efd9"/>
    </style:style>
    <style:style style:name="P4" style:family="paragraph" style:parent-style-name="Standard">
      <style:text-properties officeooo:paragraph-rsid="002291e0"/>
    </style:style>
    <style:style style:name="P5" style:family="paragraph" style:parent-style-name="Standard">
      <style:text-properties officeooo:paragraph-rsid="0024449e"/>
    </style:style>
    <style:style style:name="T1" style:family="text">
      <style:text-properties officeooo:rsid="0020efd9"/>
    </style:style>
    <style:style style:name="T2" style:family="text">
      <style:text-properties officeooo:rsid="002291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91e0" style:font-weight-asian="normal" style:font-weight-complex="normal"/>
    </style:style>
    <style:style style:name="T5" style:family="text">
      <style:text-properties fo:font-weight="normal" officeooo:rsid="0024449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ather Station using Arduino &amp; Raspberry Pi</text:p>
      <text:p text:style-name="P1"/>
      <text:p text:style-name="P2">1. Using a LM35 Temp sensor:</text:p>
      <text:p text:style-name="P2"/>
      <text:p text:style-name="P2"><text:a xlink:type="simple" xlink:href="http://www.luisllamas.es/2015/07/medir-temperatura-con-arduino-y-sensor-lm35/" text:style-name="Internet_20_link" text:visited-style-name="Visited_20_Internet_20_Link">http://www.luisllamas.es/2015/07/medir-temperatura-con-arduino-y-sensor-lm35/</text:a></text:p>
      <text:p text:style-name="P2"/>
      <text:p text:style-name="P2">2. Using a photoresitor to measure lux</text:p>
      <text:p text:style-name="P2"/>
      <text:p text:style-name="P2"><text:a xlink:type="simple" xlink:href="http://www.luisllamas.es/2015/03/medir-nivel-luz-con-arduino-y-fotoresistencia-ldr/" text:style-name="Internet_20_link" text:visited-style-name="Visited_20_Internet_20_Link">http://www.luisllamas.es/2015/03/medir-nivel-luz-con-arduino-y-fotoresistencia-ldr/</text:a></text:p>
      <text:p text:style-name="P2"/>
      <text:p text:style-name="P3"><text:span text:style-name="T1">3. Wifi module </text:span><text:span text:style-name="Strong_20_Emphasis"><text:span text:style-name="T3">ESP8266: </text:span></text:span><text:span text:style-name="Strong_20_Emphasis"><text:span text:style-name="T5">7,99€</text:span></text:span></text:p>
      <text:p text:style-name="P4"><text:span text:style-name="Strong_20_Emphasis"><text:span text:style-name="T3"><text:tab/></text:span></text:span><text:a xlink:type="simple" xlink:href="http://www.prometec.net/arduino-wifi/" text:style-name="Internet_20_link" text:visited-style-name="Visited_20_Internet_20_Link"><text:span text:style-name="Strong_20_Emphasis"><text:span text:style-name="T4">http://www.prometec.net/arduino-wifi/</text:span></text:span></text:a></text:p>
      <text:p text:style-name="P4"><text:span text:style-name="Strong_20_Emphasis"><text:span text:style-name="T4"><text:tab/></text:span></text:span><text:a xlink:type="simple" xlink:href="https://www.sunfounder.com/wiki/index.php?title=Esp8266_Wifi_Module" text:style-name="Internet_20_link" text:visited-style-name="Visited_20_Internet_20_Link"><text:span text:style-name="Strong_20_Emphasis"><text:span text:style-name="T4">https://www.sunfounder.com/wiki/index.php?title=Esp8266_Wifi_Module</text:span></text:span></text:a></text:p>
      <text:p text:style-name="P5"><text:span text:style-name="Strong_20_Emphasis"><text:span text:style-name="T4"><text:tab/></text:span></text:span><text:a xlink:type="simple" xlink:href="https://nurdspace.nl/ESP8266#Introduction" text:style-name="Internet_20_link" text:visited-style-name="Visited_20_Internet_20_Link"><text:span text:style-name="Strong_20_Emphasis"><text:span text:style-name="T5">https://nurdspace.nl/ESP8266#Introduction</text:span></text:span></text:a></text:p>
      <text:p text:style-name="P5"><text:span text:style-name="Strong_20_Emphasis"><text:span text:style-name="T5"/></text:span></text:p>
      <text:p text:style-name="P4"><text:span text:style-name="Strong_20_Emphasis"><text:span text:style-name="T4">4. Placa Arduino Uno. </text:span></text:span><text:span text:style-name="Strong_20_Emphasis"><text:span text:style-name="T5">40 €</text:span></text:span></text:p>
      <text:p text:style-name="P4"><text:span text:style-name="Strong_20_Emphasis"><text:span text:style-name="T4">5. Caja estanca. </text:span></text:span><text:span text:style-name="Strong_20_Emphasis"><text:span text:style-name="T5">5,45 €</text:span></text:span></text:p>
      <text:p text:style-name="P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0:45:58.822346000</meta:creation-date>
    <dc:date>2016-08-08T23:25:10.231943000</dc:date>
    <meta:editing-duration>PT13M23S</meta:editing-duration>
    <meta:editing-cycles>4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1" meta:word-count="41" meta:character-count="496" meta:non-whitespace-character-count="463"/>
  </office:meta>
</office:document-meta>
</file>